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89fa" officeooo:paragraph-rsid="001489fa" style:font-size-asian="18pt" style:font-size-complex="18pt"/>
    </style:style>
    <style:style style:name="P2" style:family="paragraph" style:parent-style-name="Standard">
      <style:text-properties fo:font-size="18pt" officeooo:rsid="001489fa" officeooo:paragraph-rsid="0014c824" style:font-size-asian="18pt" style:font-size-complex="18pt"/>
    </style:style>
    <style:style style:name="P3" style:family="paragraph" style:parent-style-name="Standard">
      <style:text-properties fo:font-size="18pt" officeooo:rsid="0014c824" officeooo:paragraph-rsid="0014c824" style:font-size-asian="18pt" style:font-size-complex="18pt"/>
    </style:style>
    <style:style style:name="P4" style:family="paragraph" style:parent-style-name="Standard">
      <style:text-properties fo:font-size="18pt" officeooo:rsid="0015ac11" officeooo:paragraph-rsid="0015ac11" style:font-size-asian="18pt" style:font-size-complex="18pt"/>
    </style:style>
    <style:style style:name="P5" style:family="paragraph" style:parent-style-name="Standard">
      <style:text-properties fo:font-size="18pt" officeooo:rsid="001676e7" officeooo:paragraph-rsid="001676e7" style:font-size-asian="18pt" style:font-size-complex="18pt"/>
    </style:style>
    <style:style style:name="P6" style:family="paragraph" style:parent-style-name="Standard">
      <style:text-properties fo:font-size="18pt" officeooo:rsid="0017b5c5" officeooo:paragraph-rsid="0017b5c5" style:font-size-asian="18pt" style:font-size-complex="18pt"/>
    </style:style>
    <style:style style:name="P7" style:family="paragraph" style:parent-style-name="Standard">
      <style:text-properties fo:font-size="18pt" officeooo:rsid="00185993" officeooo:paragraph-rsid="00185993" style:font-size-asian="18pt" style:font-size-complex="18pt"/>
    </style:style>
    <style:style style:name="P8" style:family="paragraph" style:parent-style-name="Standard">
      <style:text-properties fo:font-size="18pt" officeooo:rsid="001881cf" officeooo:paragraph-rsid="001881cf" style:font-size-asian="18pt" style:font-size-complex="18pt"/>
    </style:style>
    <style:style style:name="P9" style:family="paragraph" style:parent-style-name="Standard">
      <style:text-properties fo:font-size="18pt" officeooo:rsid="0018c65c" officeooo:paragraph-rsid="0018c65c" style:font-size-asian="18pt" style:font-size-complex="18pt"/>
    </style:style>
    <style:style style:name="P10" style:family="paragraph" style:parent-style-name="Standard">
      <style:text-properties fo:font-size="18pt" officeooo:rsid="001963e9" officeooo:paragraph-rsid="001963e9" style:font-size-asian="18pt" style:font-size-complex="18pt"/>
    </style:style>
    <style:style style:name="P11" style:family="paragraph" style:parent-style-name="Standard">
      <style:text-properties fo:font-size="18pt" officeooo:rsid="001963e9" officeooo:paragraph-rsid="001bddba" style:font-size-asian="18pt" style:font-size-complex="18pt"/>
    </style:style>
    <style:style style:name="P12" style:family="paragraph" style:parent-style-name="Standard">
      <style:text-properties fo:font-size="18pt" officeooo:rsid="001b0a59" officeooo:paragraph-rsid="001963e9" style:font-size-asian="18pt" style:font-size-complex="18pt"/>
    </style:style>
    <style:style style:name="P13" style:family="paragraph" style:parent-style-name="Standard">
      <style:text-properties fo:font-size="18pt" officeooo:rsid="001b0a59" officeooo:paragraph-rsid="001b0a59" style:font-size-asian="18pt" style:font-size-complex="18pt"/>
    </style:style>
    <style:style style:name="P14" style:family="paragraph" style:parent-style-name="Standard">
      <style:text-properties fo:font-size="18pt" officeooo:rsid="001b0a59" officeooo:paragraph-rsid="001bddba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824" style:font-weight-asian="bold" style:font-weight-complex="bold"/>
    </style:style>
    <style:style style:name="T3" style:family="text">
      <style:text-properties fo:font-weight="bold" officeooo:rsid="00185993" style:font-weight-asian="bold" style:font-weight-complex="bold"/>
    </style:style>
    <style:style style:name="T4" style:family="text">
      <style:text-properties fo:font-weight="bold" officeooo:rsid="0018c65c" style:font-weight-asian="bold" style:font-weight-complex="bold"/>
    </style:style>
    <style:style style:name="T5" style:family="text">
      <style:text-properties officeooo:rsid="0014c82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b 58%" fo:font-style="italic" style:font-style-asian="italic" style:font-style-complex="italic"/>
    </style:style>
    <style:style style:name="T8" style:family="text">
      <style:text-properties officeooo:rsid="0018c65c"/>
    </style:style>
    <style:style style:name="T9" style:family="text">
      <style:text-properties officeooo:rsid="001963e9"/>
    </style:style>
    <style:style style:name="T10" style:family="text">
      <style:text-properties officeooo:rsid="0019ddb9"/>
    </style:style>
    <style:style style:name="T11" style:family="text">
      <style:text-properties officeooo:rsid="001bdd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</text:p>
      <text:p text:style-name="P1"/>
      <text:p text:style-name="P1">Good evening …</text:p>
      <text:p text:style-name="P1"/>
      <text:p text:style-name="P1">In this talk I will briefly present <text:span text:style-name="T1">CP Optimizer</text:span> which a generic optimization engine with a particular focus on solving industrial scheduling problems.</text:p>
      <text:p text:style-name="P1"/>
      <text:p text:style-name="P1">2-</text:p>
      <text:p text:style-name="P1"/>
      <text:p text:style-name="P1">We started developing <text:span text:style-name="T1">CP Optimizer</text:span> in 2007 ... some years before our company, ILOG, became acquired by IBM.</text:p>
      <text:p text:style-name="P1"/>
      <text:p text:style-name="P2">At that time we already had a lot of experience with our previous generation tools (ILOG Solver and Scheduler) to apply Constraint Programming technology for solving the real-life optimization problems of our customers, and in particular scheduling problems. </text:p>
      <text:p text:style-name="P2"/>
      <text:p text:style-name="P2">But <text:span text:style-name="T5">these</text:span> tools were complex to use <text:span text:style-name="T5">and that’s why we decided to develop a new tool, CP Optimizer, to make it easier to people with </text:span><text:span text:style-name="T2">no particular background</text:span><text:span text:style-name="T5"> on AI, or CP or Operations Research to solve complex scheduling problems. </text:span></text:p>
      <text:p text:style-name="P1"/>
      <text:p text:style-name="P3">3- </text:p>
      <text:p text:style-name="P3"/>
      <text:p text:style-name="P3">So, CP Optimizer follows a Model &amp; run approach:</text:p>
      <text:p text:style-name="P3"/>
      <text:p text:style-name="P3">The user focuses on providing a <text:span text:style-name="T1">declarative model</text:span> of the optimization problem, using the classical ingredients of combinatorial optimization: variables, constraints, expressions, objective function …</text:p>
      <text:p text:style-name="P3"/>
      <text:p text:style-name="P3">And the resolution is performed by an automated search algorithm so that the user do not have any resolution code to write. </text:p>
      <text:p text:style-name="P3"><text:soft-page-break/>The search is an exact algorithm that can provide optimality proofs, </text:p>
      <text:p text:style-name="P3"/>
      <text:p text:style-name="P3">It is deterministic (solving twice the same problem will result in the same solution)</text:p>
      <text:p text:style-name="P3"><text:line-break/>It is usually anytime (in the sense that finding an initial feasible solution is in general fast)</text:p>
      <text:p text:style-name="P3"/>
      <text:p text:style-name="P3">And it is continuously improving from version to version ...</text:p>
      <text:p text:style-name="P1"/>
      <text:p text:style-name="P3">4-</text:p>
      <text:p text:style-name="P3"/>
      <text:p text:style-name="P3">So … you will say, there are existing optimization frameworks that work this way like typically <text:span text:style-name="T1">Mixed Integer Linear Programming</text:span>, or <text:span text:style-name="T1">Constraint Programming</text:span> tools. </text:p>
      <text:p text:style-name="P3"/>
      <text:p text:style-name="P3">From our point of view, these tools have some limitations when dealing with scheduling problem in that they mostly deal with <text:span text:style-name="T1">numerical decision variables</text:span> (integer or floating point).</text:p>
      <text:p text:style-name="P3"/>
      <text:p text:style-name="P3">When you are dealing with scheduling problems, you are dealing with a particular dimension that is the “temporal dimension” and in this context there are some other mathematical concepts that naturally emerge like:</text:p>
      <text:p text:style-name="P3"/>
      <text:p text:style-name="P3"><text:span text:style-name="T1">Intervals</text:span> for representing an interval of time, an activity for instance</text:p>
      <text:p text:style-name="P3"/>
      <text:p text:style-name="P3"><text:span text:style-name="T1">Functions</text:span> to represent the evolution of some quantity or state variable over time</text:p>
      <text:p text:style-name="P3"/>
      <text:p text:style-name="P3"><text:span text:style-name="T1">Permutations</text:span> of intervals if you are dealing with unary resources</text:p>
      <text:p text:style-name="P3"/>
      <text:p text:style-name="P3"><text:soft-page-break/><text:span text:style-name="T1">Optional intervals</text:span> if you are considering some events that may or may not occur in your schedule.</text:p>
      <text:p text:style-name="P3"/>
      <text:p text:style-name="P3">5-</text:p>
      <text:p text:style-name="P3"/>
      <text:p text:style-name="P3">So the idea of CP Optimizer is to integrate these simple mathematical concept in the model …</text:p>
      <text:p text:style-name="P3"/>
      <text:p text:style-name="P3">While keeping all the good ideas of other well established optimization frameworks like MILP, in particular:</text:p>
      <text:p text:style-name="P3"/>
      <text:p text:style-name="P3">- The <text:span text:style-name="T1">Model &amp; run</text:span> approach of course</text:p>
      <text:p text:style-name="P3">- The <text:span text:style-name="T1">completeness</text:span> of the search</text:p>
      <text:p text:style-name="P3">- Some <text:span text:style-name="T1">input/ouput format </text:span>to understand and exchange the problem instances</text:p>
      <text:p text:style-name="P3">- The possibility to use you favorite <text:span text:style-name="T1">programming language</text:span> to define the model (C++, Python, Java, OPL)</text:p>
      <text:p text:style-name="P3">- Some tools to <text:span text:style-name="T1">help developing models</text:span> like <text:span text:style-name="T1">warnings</text:span> or e<text:span text:style-name="T1">xplanations for infeasibility</text:span> of a model</text:p>
      <text:p text:style-name="P3">- The possibility to inject an existing solution as a <text:span text:style-name="T1">starting point</text:span> to the search,</text:p>
      <text:p text:style-name="P3">- Etc …</text:p>
      <text:p text:style-name="P3"/>
      <text:p text:style-name="P3">6- </text:p>
      <text:p text:style-name="P3"/>
      <text:p text:style-name="P4">So let’ see how a very classical academical scheduling problem can be formulated in CP Optimizer … I will take the example of the <text:span text:style-name="T1">Resource-Constrained Project Scheduling</text:span> that you probably already know.</text:p>
      <text:p text:style-name="P4"/>
      <text:p text:style-name="P4">The problem consists in scheduling a set of <text:span text:style-name="T1">tasks</text:span> with p<text:span text:style-name="T1">recedence constraints</text:span> between the task and <text:span text:style-name="T1">resource requirements</text:span>. Each task requires some quantity of <text:span text:style-name="T1">cumulative resources</text:span> that have a <text:span text:style-name="T1">limited capacity.</text:span> The problem is to minimize the <text:span text:style-name="T1">makespan</text:span> of the schedule.</text:p>
      <text:p text:style-name="P5"><text:soft-page-break/>7- </text:p>
      <text:p text:style-name="P5"/>
      <text:p text:style-name="P5">Here is the mathematical formulation of the problem in CP Optimizer.</text:p>
      <text:p text:style-name="P5"/>
      <text:p text:style-name="P5">You see that the model is using <text:span text:style-name="T1">interval variables</text:span> <text:span text:style-name="T6">a</text:span><text:span text:style-name="T7">i</text:span> to represent the <text:span text:style-name="T1">tasks</text:span>. </text:p>
      <text:p text:style-name="P5"/>
      <text:p text:style-name="P5">It posts some <text:span text:style-name="T1">precedence constraints</text:span> between these decision variables.</text:p>
      <text:p text:style-name="P5"/>
      <text:p text:style-name="P5">And creates a <text:span text:style-name="T1">function</text:span> that describes the evolution of the resource usage over time and post a <text:span text:style-name="T1">constraint</text:span> on the maximum value of this function.</text:p>
      <text:p text:style-name="P5"/>
      <text:p text:style-name="P5">It is difficult to think of a more compact model …</text:p>
      <text:p text:style-name="P5"/>
      <text:p text:style-name="P5">8- </text:p>
      <text:p text:style-name="P5"/>
      <text:p text:style-name="P5">We can see this model formulated in OPL and a solution for a particular instance of this problem.</text:p>
      <text:p text:style-name="P5"/>
      <text:p text:style-name="P5">The <text:span text:style-name="T1">OPL</text:span> formulation is a <text:span text:style-name="T1">one-to-one</text:span> mapping of the <text:span text:style-name="T1">mathematical formulation</text:span>. And you can easily write the same model in <text:span text:style-name="T1">Python</text:span>, in <text:span text:style-name="T1">Java </text:span>or in C++.</text:p>
      <text:p text:style-name="P5"/>
      <text:p text:style-name="P6">9- </text:p>
      <text:p text:style-name="P6"/>
      <text:p text:style-name="P6">Of course, I said that the main target of CP Optimizer are i<text:span text:style-name="T1">ndustrial problems</text:span>, <text:span text:style-name="T1">not academical ones</text:span>. But nevertheless, CP Optimizer is <text:span text:style-name="T1">very good</text:span> at solving these classical scheduling problems.</text:p>
      <text:p text:style-name="P6"/>
      <text:p text:style-name="P6">Some yours ago we published a paper summarizing some results were we <text:span text:style-name="T1">closed</text:span> and <text:span text:style-name="T1">improved</text:span> many classical instances of <text:soft-page-break/>scheduling problems. </text:p>
      <text:p text:style-name="P6"/>
      <text:p text:style-name="P6">I have to say that one of the reasons we do not particularly focus on these instances is that they are usually <text:span text:style-name="T1">small</text:span> compared to the real industrial problems we face. </text:p>
      <text:p text:style-name="P6"/>
      <text:p text:style-name="P6">For instance the largest size of problems in classical RCPSP benchmark is <text:span text:style-name="T1">120 or 300 tasks</text:span>. In real problems we once had to solve a real world RCPSP-like problem with 1.000.000 tasks. That was in the <text:span text:style-name="T1">aircraft assembly</text:span> domain. Most of the existing approaches developed for small problems won’t scale to this size. Whereas CP Optimizer can and, for this type of simple scheduling problem, can produce solutions in <text:span text:style-name="T3">almost</text:span><text:span text:style-name="T1">-linear time</text:span> with respect to problem size.</text:p>
      <text:p text:style-name="P5"/>
      <text:p text:style-name="P7">10- </text:p>
      <text:p text:style-name="P7"/>
      <text:p text:style-name="P7">But in the real world, scheduling problems are often much more complex that academic ones</text:p>
      <text:p text:style-name="P7"/>
      <text:p text:style-name="P7">In particular:<text:line-break/></text:p>
      <text:p text:style-name="P7">- <text:span text:style-name="T1">Activities</text:span> and <text:span text:style-name="T1">resources</text:span> are much more <text:span text:style-name="T1">complex</text:span>. Often there are different ways for executing an activity. Also, resources are complex machines that for instance may process the activities by batches of limited capacity, with setup times, etc.</text:p>
      <text:p text:style-name="P7"/>
      <text:p text:style-name="P7">- The <text:span text:style-name="T1">objective function</text:span> is never as simple as a makespan. Most of the times several criterions need to be considered involving resource costs, tardiness costs, etc.</text:p>
      <text:p text:style-name="P7"/>
      <text:p text:style-name="P7">- Problems are often <text:span text:style-name="T1">over-constrained</text:span>, not all activities can be executed and part of the problem is to decide which subset of activities to execute</text:p>
      <text:p text:style-name="P7"/>
      <text:p text:style-name="P7"><text:soft-page-break/>- Decision variables are <text:span text:style-name="T1">heterogenous</text:span> and involve at the same time the decision to perform or not an activity, the start/end time of activities, the allocation of resources, the grouping of activities into batches, etc…</text:p>
      <text:p text:style-name="P7"/>
      <text:p text:style-name="P7">- Problems are <text:span text:style-name="T1">large</text:span> ...</text:p>
      <text:p text:style-name="P7"/>
      <text:p text:style-name="P7">- … And require <text:span text:style-name="T1">fast solving time </text:span>(for instance for the operational scheduling of a <text:span text:style-name="T1">fabrication plant in the semiconductor industry</text:span>, a rescheduling occurs every <text:span text:style-name="T1">5 minutes</text:span> …)</text:p>
      <text:p text:style-name="P7"/>
      <text:p text:style-name="P7">11- </text:p>
      <text:p text:style-name="P7"/>
      <text:p text:style-name="P8">The <text:span text:style-name="T1">modeling concepts</text:span> of CP Optimizer make it easier to formulate <text:span text:style-name="T1">complex problems</text:span>. For instance the following things are easy to model :</text:p>
      <text:p text:style-name="P8"/>
      <text:p text:style-name="P8">- <text:span text:style-name="T1">Variable</text:span> activity <text:span text:style-name="T1">duration</text:span></text:p>
      <text:p text:style-name="P8"/>
      <text:p text:style-name="P8">- <text:span text:style-name="T1">Oversubscribed</text:span> problems that involve optional activities</text:p>
      <text:p text:style-name="P8"/>
      <text:p text:style-name="P8">- <text:span text:style-name="T1">Hierarchical</text:span> problems with a <text:span text:style-name="T1">work breakdown structure</text:span> and alternative ways to perform some tasks in the hierarchy</text:p>
      <text:p text:style-name="P8"/>
      <text:p text:style-name="P8">- Different types of cumulative resources like <text:span text:style-name="T1">inventories</text:span>, <text:span text:style-name="T1">reservoirs</text:span></text:p>
      <text:p text:style-name="P8"/>
      <text:p text:style-name="P8">- Activities that can be <text:span text:style-name="T1">batched</text:span> and processed together by a resource</text:p>
      <text:p text:style-name="P8"/>
      <text:p text:style-name="P8">- Unary resources with sequence-dependent <text:span text:style-name="T1">setup times</text:span> and <text:span text:style-name="T1">costs</text:span></text:p>
      <text:p text:style-name="P7"/>
      <text:p text:style-name="P8">12-</text:p>
      <text:p text:style-name="P8"/>
      <text:p text:style-name="P8"><text:soft-page-break/>Here is the complete model (in OPL) of a pretty realistic problem in the context of semi-conductor manufacturing.</text:p>
      <text:p text:style-name="P8"/>
      <text:p text:style-name="P8">I will not enter into the details but the problem involves <text:span text:style-name="T1">scheduling</text:span> a certain number of <text:span text:style-name="T1">lots</text:span>. Each lot is composed of several <text:span text:style-name="T1">steps</text:span> that need to be <text:span text:style-name="T1">allocated on a machine</text:span>. Machines can <text:span text:style-name="T1">group</text:span> steps of the same family (this is the color of the step on the picture) into <text:span text:style-name="T1">batches</text:span> and require some <text:span text:style-name="T1">setup time</text:span> between batches. There are some <text:span text:style-name="T1">max waiting time</text:span> between some consecutive steps that must be <text:span text:style-name="T8">satisfied as much as possible and a second optimization criterion is a </text:span><text:span text:style-name="T4">total tardiness cost</text:span><text:span text:style-name="T8">.</text:span></text:p>
      <text:p text:style-name="P8"/>
      <text:p text:style-name="P9">You see <text:span text:style-name="T1">on the right side</text:span> the CP Optimizer model … Each of the component<text:span text:style-name="T11">s</text:span> of the problem naturally maps into some modeling concept.</text:p>
      <text:p text:style-name="P9"/>
      <text:p text:style-name="P9">13-</text:p>
      <text:p text:style-name="P9"/>
      <text:p text:style-name="P9">We <text:span text:style-name="T1">improve</text:span> the automated search algorithm of CP Optimizer f<text:span text:style-name="T1">rom version to version</text:span>. On this plot, you can have an idea of the average speed of the different versions across a <text:span text:style-name="T1">large number of different types of scheduling problems</text:span> that we keep in our benchmark. And you can also see the main ideas we introduced in the search algorithm that helps improving the performance … Some are described in papers (like <text:span text:style-name="T1">Failure-Directed Search </text:span>or <text:span text:style-name="T1">Objective Landscapes</text:span>).</text:p>
      <text:p text:style-name="P9"/>
      <text:p text:style-name="P9">14 - </text:p>
      <text:p text:style-name="P9"/>
      <text:p text:style-name="P9">If you are <text:span text:style-name="T1">curious</text:span> to see what happens <text:span text:style-name="T1">under the hood</text:span>, most of it is also described in papers, I will give the references in my last slide. <text:span text:style-name="T9">Our main philosophy is to consider everything that can be useful both in Operations Research and Artificial Intelligence …</text:span></text:p>
      <text:p text:style-name="P9"/>
      <text:p text:style-name="P11"/>
      <text:p text:style-name="P14"><text:soft-page-break/>1<text:span text:style-name="T11">5</text:span>-</text:p>
      <text:p text:style-name="P14"/>
      <text:p text:style-name="P14">Here are some papers about CP Optimizer …</text:p>
      <text:p text:style-name="P14"/>
      <text:p text:style-name="P14"/>
      <text:p text:style-name="P10">1<text:span text:style-name="T11">6</text:span>-</text:p>
      <text:p text:style-name="P10"/>
      <text:p text:style-name="P10"><text:span text:style-name="T1">So, thanks for listening</text:span> … I just want to add that the <text:span text:style-name="T1">full version</text:span> of <text:span text:style-name="T1">CP Optimizer </text:span>can be downloaded <text:span text:style-name="T1">free of charge </text:span>if you are an academic and <text:span text:style-name="T10">use it</text:span> for teaching <text:span text:style-name="T10">or</text:span> for research.</text:p>
      <text:p text:style-name="P12"/>
      <text:p text:style-name="P10"/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Laborie</meta:initial-creator>
    <meta:creation-date>2020-10-14T13:46:41.415760290</meta:creation-date>
    <dc:date>2020-10-14T15:28:48.318957521</dc:date>
    <dc:creator>Philippe Laborie</dc:creator>
    <meta:editing-duration>PT29M31S</meta:editing-duration>
    <meta:editing-cycles>6</meta:editing-cycles>
    <meta:generator>LibreOffice/6.2.3.2$MacOSX_X86_64 LibreOffice_project/aecc05fe267cc68dde00352a451aa867b3b546ac</meta:generator>
    <meta:document-statistic meta:table-count="0" meta:image-count="0" meta:object-count="0" meta:page-count="8" meta:paragraph-count="79" meta:word-count="1391" meta:character-count="8368" meta:non-whitespace-character-count="7037"/>
  </office:meta>
</office:document-meta>
</file>